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Russell 1</text:p>
          </table:table-cell>
          <table:table-cell office:value-type="string">
            <text:p>CB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rris 5</text:p>
          </table:table-cell>
          <table:table-cell office:value-type="string">
            <text:p>CB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osewood 2</text:p>
          </table:table-cell>
          <table:table-cell office:value-type="string">
            <text:p>CB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Faith Klimack #</text:p>
          </table:table-cell>
          <table:table-cell office:value-type="string">
            <text:p>Russell 1</text:p>
          </table:table-cell>
          <table:table-cell office:value-type="string">
            <text:p>CB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Josie Jamieson #</text:p>
          </table:table-cell>
          <table:table-cell office:value-type="string">
            <text:p>Russell 1</text:p>
          </table:table-cell>
          <table:table-cell office:value-type="string">
            <text:p>CB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iana Grams #</text:p>
          </table:table-cell>
          <table:table-cell office:value-type="string">
            <text:p>Russell 1</text:p>
          </table:table-cell>
          <table:table-cell office:value-type="string">
            <text:p>CB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Noah Belhumer #</text:p>
          </table:table-cell>
          <table:table-cell office:value-type="string">
            <text:p>Russell 1</text:p>
          </table:table-cell>
          <table:table-cell office:value-type="string">
            <text:p>CB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Logan Bartkiw #</text:p>
          </table:table-cell>
          <table:table-cell office:value-type="string">
            <text:p>Russell 1</text:p>
          </table:table-cell>
          <table:table-cell office:value-type="string">
            <text:p>CB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Seth Peters #</text:p>
          </table:table-cell>
          <table:table-cell office:value-type="string">
            <text:p>Morris 5</text:p>
          </table:table-cell>
          <table:table-cell office:value-type="string">
            <text:p>CB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Georson Labauza #</text:p>
          </table:table-cell>
          <table:table-cell office:value-type="string">
            <text:p>Morris 5</text:p>
          </table:table-cell>
          <table:table-cell office:value-type="string">
            <text:p>CB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aila Sawatzky #</text:p>
          </table:table-cell>
          <table:table-cell office:value-type="string">
            <text:p>Morris 5</text:p>
          </table:table-cell>
          <table:table-cell office:value-type="string">
            <text:p>CB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ucy Giesbrecht #</text:p>
          </table:table-cell>
          <table:table-cell office:value-type="string">
            <text:p>Morris 5</text:p>
          </table:table-cell>
          <table:table-cell office:value-type="string">
            <text:p>CB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5</text:p>
          </table:table-cell>
          <table:table-cell office:value-type="string">
            <text:p>CB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awson Moreland #</text:p>
          </table:table-cell>
          <table:table-cell office:value-type="string">
            <text:p>Rosewood 2</text:p>
          </table:table-cell>
          <table:table-cell office:value-type="string">
            <text:p>CB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ekhi Molleken #</text:p>
          </table:table-cell>
          <table:table-cell office:value-type="string">
            <text:p>Rosewood 2</text:p>
          </table:table-cell>
          <table:table-cell office:value-type="string">
            <text:p>CB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ystan Penner #</text:p>
          </table:table-cell>
          <table:table-cell office:value-type="string">
            <text:p>Rosewood 2</text:p>
          </table:table-cell>
          <table:table-cell office:value-type="string">
            <text:p>CB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Jayde Sykes #</text:p>
          </table:table-cell>
          <table:table-cell office:value-type="string">
            <text:p>Rosewood 2</text:p>
          </table:table-cell>
          <table:table-cell office:value-type="string">
            <text:p>CB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Rosewood 2</text:p>
          </table:table-cell>
          <table:table-cell office:value-type="string">
            <text:p>CB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2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24:35.78</meta:creation-date>
    <dc:date>2019-11-03T18:25:42.19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8" meta:object-count="0"/>
  </office:meta>
</office:document-meta>
</file>